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swiss"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d671" officeooo:paragraph-rsid="0015d671"/>
    </style:style>
    <style:style style:name="P2" style:family="paragraph" style:parent-style-name="Standard">
      <style:text-properties officeooo:rsid="0015f34b" officeooo:paragraph-rsid="0015f34b"/>
    </style:style>
    <style:style style:name="P3" style:family="paragraph" style:parent-style-name="Standard" style:list-style-name="L1">
      <style:text-properties officeooo:rsid="001c4b7c" officeooo:paragraph-rsid="001c4b7c"/>
    </style:style>
    <style:style style:name="P4" style:family="paragraph" style:parent-style-name="Standard" style:list-style-name="L1">
      <style:text-properties officeooo:rsid="00221912" officeooo:paragraph-rsid="0024944f"/>
    </style:style>
    <style:style style:name="P5" style:family="paragraph" style:parent-style-name="Standard" style:list-style-name="L1">
      <style:text-properties officeooo:rsid="002382b0" officeooo:paragraph-rsid="0024944f"/>
    </style:style>
    <style:style style:name="P6" style:family="paragraph" style:parent-style-name="Standard" style:list-style-name="L1">
      <style:text-properties officeooo:rsid="001cfe30" officeooo:paragraph-rsid="001cfe30"/>
    </style:style>
    <style:style style:name="P7" style:family="paragraph" style:parent-style-name="Standard" style:list-style-name="L1">
      <style:text-properties officeooo:rsid="001f98cb" officeooo:paragraph-rsid="001f98cb"/>
    </style:style>
    <style:style style:name="P8" style:family="paragraph" style:parent-style-name="Standard">
      <style:text-properties style:font-name="Ubuntu" officeooo:rsid="00252f9b" officeooo:paragraph-rsid="00252f9b"/>
    </style:style>
    <style:style style:name="P9" style:family="paragraph" style:parent-style-name="Standard">
      <style:text-properties style:font-name="Ubuntu" officeooo:rsid="00252f9b" officeooo:paragraph-rsid="0028b11f"/>
    </style:style>
    <style:style style:name="P10" style:family="paragraph" style:parent-style-name="Standard">
      <style:text-properties style:font-name="Ubuntu" officeooo:rsid="00252f9b" officeooo:paragraph-rsid="0029df70"/>
    </style:style>
    <style:style style:name="T1" style:family="text">
      <style:text-properties officeooo:rsid="001784d0"/>
    </style:style>
    <style:style style:name="T2" style:family="text">
      <style:text-properties officeooo:rsid="0026e01c"/>
    </style:style>
    <style:style style:name="T3" style:family="text">
      <style:text-properties officeooo:rsid="002db822"/>
    </style:style>
    <style:style style:name="T4" style:family="text">
      <style:text-properties officeooo:rsid="002ff4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015-02-08</text:p>
      <text:p text:style-name="P9"><text:span text:style-name="T2"><text:s text:c="2"/>In the sense of study, reading books and experimenting with toy projects is far from enough. </text:span></text:p>
      <text:p text:style-name="P10"><text:span text:style-name="T2"><text:s text:c="2"/>To study English, I have to go out and speak with people with different accents, listen to lectures, watch movies, listen to pop songs, and so on.... To be able to live with English, reading books is far from enough. </text:span></text:p>
      <text:p text:style-name="P10"><text:span text:style-name="T2"><text:s text:c="2"/>The same thing applies to studying software engineering, reading books on programming languages, on software design is far from enough. I have to experience a lot of challenges, survive from hard ones and easy ones, before I can say I am good at programming.</text:span></text:p>
      <text:p text:style-name="P10"><text:s text:c="2"/><text:span text:style-name="T3">So what's the purpose of reading books? </text:span></text:p>
      <text:p text:style-name="P10"><text:s text:c="2"/><text:span text:style-name="T4">Now I think reading books can only give me a superficial sketch of the basic knowledge. It is better served as a simple preparation for starting out the adventure. It is the adventure that really matters.</text:span></text:p>
      <text:p text:style-name="P8"/>
      <text:p text:style-name="P1">2014-07-03</text:p>
      <text:p text:style-name="P2"><text:s text:c="2"/>I can't just read and read, I need to <text:span text:style-name="T1">summary and recreate, otherwise, I'm only a learning machine. That's why I decided to make this writing plan. These topics are what am I going to write from now:</text:span></text:p>
      <text:list xml:id="list96678363250108602" text:style-name="L1">
        <text:list-item>
          <text:p text:style-name="P3">Staying at Singapore Versus Going back to China</text:p>
        </text:list-item>
        <text:list-item>
          <text:p text:style-name="P4">My understandings on Programming Languages</text:p>
        </text:list-item>
        <text:list-item>
          <text:p text:style-name="P5">My understandings on Programming as a Career</text:p>
        </text:list-item>
        <text:list-item>
          <text:p text:style-name="P6">Open source community Versus Microsoft</text:p>
        </text:list-item>
        <text:list-item>
          <text:p text:style-name="P7">Long term plan Versus Short term plan</text:p>
        </text:list-item>
        <text:list-item>
          <text:p text:style-name="P7">Python Versus 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nsolas" svg:font-family="Consolas" style:font-family-generic="swiss"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3T09:44:47.426064948</meta:creation-date>
    <meta:generator>LibreOffice/4.2.7.2$Linux_X86_64 LibreOffice_project/420m0$Build-2</meta:generator>
    <dc:date>2015-02-08T21:34:28.869527899</dc:date>
    <meta:editing-duration>PT30M6S</meta:editing-duration>
    <meta:editing-cycles>30</meta:editing-cycles>
    <meta:document-statistic meta:table-count="0" meta:image-count="0" meta:object-count="0" meta:page-count="1" meta:paragraph-count="14" meta:word-count="224" meta:character-count="1279" meta:non-whitespace-character-count="1060"/>
  </office:meta>
</office:document-meta>
</file>